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Models</text:p>
      <text:p text:style-name="P2"/>
      <text:p text:style-name="P2">-Farm – revamp - done</text:p>
      <text:p text:style-name="P2">-Mine – revamp - done</text:p>
      <text:p text:style-name="P2">-Archery Tower – recolour - done</text:p>
      <text:p text:style-name="P2">-Ballistic Tower – recolour - done</text:p>
      <text:p text:style-name="P2">-Swords smith – redo - done</text:p>
      <text:p text:style-name="P2">-Spear yard -redo - done</text:p>
      <text:p text:style-name="P2">-Giant Lair – redo <text:s/>-done</text:p>
      <text:p text:style-name="P2">-Centor Pit – redo - done</text:p>
      <text:p text:style-name="P2">-Stockpile – recolour - done</text:p>
      <text:p text:style-name="P2">-royal palace – revamp - done</text:p>
      <text:p text:style-name="P2"/>
      <text:p text:style-name="P2">All need destruction animation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6-18T11:47:59.67</meta:creation-date>
    <dc:date>2016-07-25T10:58:01.87</dc:date>
    <dc:creator>Harry Martin</dc:creator>
    <meta:editing-duration>PT2H7M24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1" meta:paragraph-count="12" meta:word-count="61" meta:character-count="312"/>
  </office:meta>
</office:document-meta>
</file>